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04mm"/>
    </style:style>
    <style:style style:name="co2" style:family="table-column">
      <style:table-column-properties fo:break-before="auto" style:column-width="19.77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7.41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47.38mm"/>
    </style:style>
    <style:style style:name="co9" style:family="table-column">
      <style:table-column-properties fo:break-before="auto" style:column-width="48.47mm"/>
    </style:style>
    <style:style style:name="co10" style:family="table-column">
      <style:table-column-properties fo:break-before="auto" style:column-width="39.7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number-columns-repeated="1009" table:default-cell-style-name="ce2"/>
        <table:table-row table:style-name="ro1">
          <table:table-cell table:style-name="ce1" office:value-type="string" calcext:value-type="string">
            <text:p>Abordagem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Conjunto</text:p>
          </table:table-cell>
          <table:table-cell table:style-name="ce1" office:value-type="string" calcext:value-type="string">
            <text:p>False Positive</text:p>
          </table:table-cell>
          <table:table-cell table:style-name="ce1" office:value-type="string" calcext:value-type="string">
            <text:p>False Negative</text:p>
          </table:table-cell>
          <table:table-cell table:style-name="ce1" office:value-type="string" calcext:value-type="string">
            <text:p>True Positive</text:p>
          </table:table-cell>
          <table:table-cell table:style-name="ce1" office:value-type="string" calcext:value-type="string">
            <text:p>True Negative</text:p>
          </table:table-cell>
          <table:table-cell table:style-name="ce1" office:value-type="string" calcext:value-type="string">
            <text:p>True Positive rate</text:p>
          </table:table-cell>
          <table:table-cell table:style-name="ce1" office:value-type="string" calcext:value-type="string">
            <text:p>True Negative rate</text:p>
          </table:table-cell>
          <table:table-cell table:style-name="ce1" office:value-type="string" calcext:value-type="string">
            <text:p>False Positive rate</text:p>
          </table:table-cell>
          <table:table-cell table:style-name="ce1" office:value-type="string" calcext:value-type="string">
            <text:p>False Negative rate</text:p>
          </table:table-cell>
          <table:table-cell table:style-name="ce1" office:value-type="string" calcext:value-type="string">
            <text:p>Positive Predictive value</text:p>
          </table:table-cell>
          <table:table-cell table:style-name="ce1" office:value-type="string" calcext:value-type="string">
            <text:p>Negative Predictive value</text:p>
          </table:table-cell>
          <table:table-cell table:style-name="ce1" office:value-type="string" calcext:value-type="string">
            <text:p>False Discovery rat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em_lower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7254" calcext:value-type="float">
            <text:p>7254</text:p>
          </table:table-cell>
          <table:table-cell office:value-type="float" office:value="122400" calcext:value-type="float">
            <text:p>122400</text:p>
          </table:table-cell>
          <table:table-cell office:value-type="float" office:value="5697522" calcext:value-type="float">
            <text:p>5697522</text:p>
          </table:table-cell>
          <table:table-cell office:value-type="float" office:value="0.944051089823684" calcext:value-type="float">
            <text:p>0,944051089823684</text:p>
          </table:table-cell>
          <table:table-cell office:value-type="float" office:value="0.998728433859629" calcext:value-type="float">
            <text:p>0,998728433859629</text:p>
          </table:table-cell>
          <table:table-cell office:value-type="float" office:value="0.00127156614037081" calcext:value-type="float">
            <text:p>0,001271566140371</text:p>
          </table:table-cell>
          <table:table-cell office:value-type="float" office:value="0.0559489101763154" calcext:value-type="float">
            <text:p>0,055948910176316</text:p>
          </table:table-cell>
          <table:table-cell office:value-type="float" office:value="0.944051089823684" calcext:value-type="float">
            <text:p>0,944051089823684</text:p>
          </table:table-cell>
          <table:table-cell office:value-type="float" office:value="0.998728433859629" calcext:value-type="float">
            <text:p>0,998728433859629</text:p>
          </table:table-cell>
          <table:table-cell office:value-type="float" office:value="0.0559489101763154" calcext:value-type="float">
            <text:p>0,055948910176316</text:p>
          </table:table-cell>
          <table:table-cell office:value-type="float" office:value="0.997513381769942" calcext:value-type="float">
            <text:p>0,997513381769942</text:p>
          </table:table-cell>
          <table:table-cell office:value-type="float" office:value="0.944051089823684" calcext:value-type="float">
            <text:p>0,9440510898236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m_lower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7691" calcext:value-type="float">
            <text:p>7691</text:p>
          </table:table-cell>
          <table:table-cell office:value-type="float" office:value="124077" calcext:value-type="float">
            <text:p>124077</text:p>
          </table:table-cell>
          <table:table-cell office:value-type="float" office:value="5790101" calcext:value-type="float">
            <text:p>5790101</text:p>
          </table:table-cell>
          <table:table-cell office:value-type="float" office:value="0.94163226276486" calcext:value-type="float">
            <text:p>0,94163226276486</text:p>
          </table:table-cell>
          <table:table-cell office:value-type="float" office:value="0.998673460517383" calcext:value-type="float">
            <text:p>0,998673460517383</text:p>
          </table:table-cell>
          <table:table-cell office:value-type="float" office:value="0.00132653948261683" calcext:value-type="float">
            <text:p>0,001326539482617</text:p>
          </table:table-cell>
          <table:table-cell office:value-type="float" office:value="0.0583677372351406" calcext:value-type="float">
            <text:p>0,058367737235141</text:p>
          </table:table-cell>
          <table:table-cell office:value-type="float" office:value="0.94163226276486" calcext:value-type="float">
            <text:p>0,94163226276486</text:p>
          </table:table-cell>
          <table:table-cell office:value-type="float" office:value="0.998673460517383" calcext:value-type="float">
            <text:p>0,998673460517383</text:p>
          </table:table-cell>
          <table:table-cell office:value-type="float" office:value="0.0583677372351406" calcext:value-type="float">
            <text:p>0,058367737235141</text:p>
          </table:table-cell>
          <table:table-cell office:value-type="float" office:value="0.997405878345105" calcext:value-type="float">
            <text:p>0,997405878345105</text:p>
          </table:table-cell>
          <table:table-cell office:value-type="float" office:value="0.94163226276486" calcext:value-type="float">
            <text:p>0,941632262764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m_lower</text:p>
          </table:table-cell>
          <table:table-cell office:value-type="string" calcext:value-type="string">
            <text:p>unigram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9479" calcext:value-type="float">
            <text:p>9479</text:p>
          </table:table-cell>
          <table:table-cell office:value-type="float" office:value="120175" calcext:value-type="float">
            <text:p>120175</text:p>
          </table:table-cell>
          <table:table-cell office:value-type="float" office:value="5695297" calcext:value-type="float">
            <text:p>5695297</text:p>
          </table:table-cell>
          <table:table-cell office:value-type="float" office:value="0.926890030388572" calcext:value-type="float">
            <text:p>0,926890030388572</text:p>
          </table:table-cell>
          <table:table-cell office:value-type="float" office:value="0.998338409781558" calcext:value-type="float">
            <text:p>0,998338409781558</text:p>
          </table:table-cell>
          <table:table-cell office:value-type="float" office:value="0.00166159021844153" calcext:value-type="float">
            <text:p>0,001661590218442</text:p>
          </table:table-cell>
          <table:table-cell office:value-type="float" office:value="0.0731099696114273" calcext:value-type="float">
            <text:p>0,073109969611427</text:p>
          </table:table-cell>
          <table:table-cell office:value-type="float" office:value="0.926890030388572" calcext:value-type="float">
            <text:p>0,926890030388572</text:p>
          </table:table-cell>
          <table:table-cell office:value-type="float" office:value="0.998338409781558" calcext:value-type="float">
            <text:p>0,998338409781558</text:p>
          </table:table-cell>
          <table:table-cell office:value-type="float" office:value="0.0731099696114273" calcext:value-type="float">
            <text:p>0,073109969611427</text:p>
          </table:table-cell>
          <table:table-cell office:value-type="float" office:value="0.99675066801727" calcext:value-type="float">
            <text:p>0,99675066801727</text:p>
          </table:table-cell>
          <table:table-cell office:value-type="float" office:value="0.926890030388572" calcext:value-type="float">
            <text:p>0,9268900303885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m_lower</text:p>
          </table:table-cell>
          <table:table-cell office:value-type="string" calcext:value-type="string">
            <text:p>unigram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9760" calcext:value-type="float">
            <text:p>9760</text:p>
          </table:table-cell>
          <table:table-cell office:value-type="float" office:value="122008" calcext:value-type="float">
            <text:p>122008</text:p>
          </table:table-cell>
          <table:table-cell office:value-type="float" office:value="5788032" calcext:value-type="float">
            <text:p>5788032</text:p>
          </table:table-cell>
          <table:table-cell office:value-type="float" office:value="0.925930423167992" calcext:value-type="float">
            <text:p>0,925930423167992</text:p>
          </table:table-cell>
          <table:table-cell office:value-type="float" office:value="0.998316600526545" calcext:value-type="float">
            <text:p>0,998316600526545</text:p>
          </table:table-cell>
          <table:table-cell office:value-type="float" office:value="0.00168339947345472" calcext:value-type="float">
            <text:p>0,001683399473455</text:p>
          </table:table-cell>
          <table:table-cell office:value-type="float" office:value="0.0740695768320078" calcext:value-type="float">
            <text:p>0,074069576832008</text:p>
          </table:table-cell>
          <table:table-cell office:value-type="float" office:value="0.925930423167992" calcext:value-type="float">
            <text:p>0,925930423167992</text:p>
          </table:table-cell>
          <table:table-cell office:value-type="float" office:value="0.998316600526545" calcext:value-type="float">
            <text:p>0,998316600526545</text:p>
          </table:table-cell>
          <table:table-cell office:value-type="float" office:value="0.0740695768320078" calcext:value-type="float">
            <text:p>0,074069576832008</text:p>
          </table:table-cell>
          <table:table-cell office:value-type="float" office:value="0.996708018807466" calcext:value-type="float">
            <text:p>0,996708018807466</text:p>
          </table:table-cell>
          <table:table-cell office:value-type="float" office:value="0.925930423167992" calcext:value-type="float">
            <text:p>0,9259304231679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_lower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8595" calcext:value-type="float">
            <text:p>8595</text:p>
          </table:table-cell>
          <table:table-cell office:value-type="float" office:value="121059" calcext:value-type="float">
            <text:p>121059</text:p>
          </table:table-cell>
          <table:table-cell office:value-type="float" office:value="5696181" calcext:value-type="float">
            <text:p>5696181</text:p>
          </table:table-cell>
          <table:table-cell office:value-type="float" office:value="0.93370817714841" calcext:value-type="float">
            <text:p>0,93370817714841</text:p>
          </table:table-cell>
          <table:table-cell office:value-type="float" office:value="0.998493367662464" calcext:value-type="float">
            <text:p>0,998493367662464</text:p>
          </table:table-cell>
          <table:table-cell office:value-type="float" office:value="0.00150663233753613" calcext:value-type="float">
            <text:p>0,001506632337536</text:p>
          </table:table-cell>
          <table:table-cell office:value-type="float" office:value="0.0662918228515896" calcext:value-type="float">
            <text:p>0,06629182285159</text:p>
          </table:table-cell>
          <table:table-cell office:value-type="float" office:value="0.93370817714841" calcext:value-type="float">
            <text:p>0,93370817714841</text:p>
          </table:table-cell>
          <table:table-cell office:value-type="float" office:value="0.998493367662464" calcext:value-type="float">
            <text:p>0,998493367662464</text:p>
          </table:table-cell>
          <table:table-cell office:value-type="float" office:value="0.0662918228515896" calcext:value-type="float">
            <text:p>0,06629182285159</text:p>
          </table:table-cell>
          <table:table-cell office:value-type="float" office:value="0.997053696762152" calcext:value-type="float">
            <text:p>0,997053696762152</text:p>
          </table:table-cell>
          <table:table-cell office:value-type="float" office:value="0.93370817714841" calcext:value-type="float">
            <text:p>0,933708177148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_lower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9089" calcext:value-type="float">
            <text:p>9089</text:p>
          </table:table-cell>
          <table:table-cell office:value-type="float" office:value="122679" calcext:value-type="float">
            <text:p>122679</text:p>
          </table:table-cell>
          <table:table-cell office:value-type="float" office:value="5788703" calcext:value-type="float">
            <text:p>5788703</text:p>
          </table:table-cell>
          <table:table-cell office:value-type="float" office:value="0.931022706575193" calcext:value-type="float">
            <text:p>0,931022706575193</text:p>
          </table:table-cell>
          <table:table-cell office:value-type="float" office:value="0.998432334240345" calcext:value-type="float">
            <text:p>0,998432334240345</text:p>
          </table:table-cell>
          <table:table-cell office:value-type="float" office:value="0.00156766575965471" calcext:value-type="float">
            <text:p>0,001567665759655</text:p>
          </table:table-cell>
          <table:table-cell office:value-type="float" office:value="0.0689772934248072" calcext:value-type="float">
            <text:p>0,068977293424807</text:p>
          </table:table-cell>
          <table:table-cell office:value-type="float" office:value="0.931022706575193" calcext:value-type="float">
            <text:p>0,931022706575193</text:p>
          </table:table-cell>
          <table:table-cell office:value-type="float" office:value="0.998432334240345" calcext:value-type="float">
            <text:p>0,998432334240345</text:p>
          </table:table-cell>
          <table:table-cell office:value-type="float" office:value="0.0689772934248072" calcext:value-type="float">
            <text:p>0,068977293424807</text:p>
          </table:table-cell>
          <table:table-cell office:value-type="float" office:value="0.996934342514453" calcext:value-type="float">
            <text:p>0,996934342514453</text:p>
          </table:table-cell>
          <table:table-cell office:value-type="float" office:value="0.931022706575193" calcext:value-type="float">
            <text:p>0,931022706575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_lower</text:p>
          </table:table-cell>
          <table:table-cell office:value-type="string" calcext:value-type="string">
            <text:p>unigram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11903" calcext:value-type="float">
            <text:p>11903</text:p>
          </table:table-cell>
          <table:table-cell office:value-type="float" office:value="117751" calcext:value-type="float">
            <text:p>117751</text:p>
          </table:table-cell>
          <table:table-cell office:value-type="float" office:value="5692873" calcext:value-type="float">
            <text:p>5692873</text:p>
          </table:table-cell>
          <table:table-cell office:value-type="float" office:value="0.908194116648927" calcext:value-type="float">
            <text:p>0,908194116648927</text:p>
          </table:table-cell>
          <table:table-cell office:value-type="float" office:value="0.997913502651112" calcext:value-type="float">
            <text:p>0,997913502651112</text:p>
          </table:table-cell>
          <table:table-cell office:value-type="float" office:value="0.00208649734888802" calcext:value-type="float">
            <text:p>0,002086497348888</text:p>
          </table:table-cell>
          <table:table-cell office:value-type="float" office:value="0.0918058833510729" calcext:value-type="float">
            <text:p>0,091805883351073</text:p>
          </table:table-cell>
          <table:table-cell office:value-type="float" office:value="0.908194116648927" calcext:value-type="float">
            <text:p>0,908194116648927</text:p>
          </table:table-cell>
          <table:table-cell office:value-type="float" office:value="0.997913502651112" calcext:value-type="float">
            <text:p>0,997913502651112</text:p>
          </table:table-cell>
          <table:table-cell office:value-type="float" office:value="0.0918058833510729" calcext:value-type="float">
            <text:p>0,091805883351073</text:p>
          </table:table-cell>
          <table:table-cell office:value-type="float" office:value="0.99591973851773" calcext:value-type="float">
            <text:p>0,99591973851773</text:p>
          </table:table-cell>
          <table:table-cell office:value-type="float" office:value="0.908194116648927" calcext:value-type="float">
            <text:p>0,9081941166489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_lower</text:p>
          </table:table-cell>
          <table:table-cell office:value-type="string" calcext:value-type="string">
            <text:p>unigram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054" calcext:value-type="float">
            <text:p>12054</text:p>
          </table:table-cell>
          <table:table-cell office:value-type="float" office:value="119714" calcext:value-type="float">
            <text:p>119714</text:p>
          </table:table-cell>
          <table:table-cell office:value-type="float" office:value="5785738" calcext:value-type="float">
            <text:p>5785738</text:p>
          </table:table-cell>
          <table:table-cell office:value-type="float" office:value="0.908521036974076" calcext:value-type="float">
            <text:p>0,908521036974076</text:p>
          </table:table-cell>
          <table:table-cell office:value-type="float" office:value="0.997920932658502" calcext:value-type="float">
            <text:p>0,997920932658502</text:p>
          </table:table-cell>
          <table:table-cell office:value-type="float" office:value="0.00207906734149828" calcext:value-type="float">
            <text:p>0,002079067341498</text:p>
          </table:table-cell>
          <table:table-cell office:value-type="float" office:value="0.0914789630259244" calcext:value-type="float">
            <text:p>0,091478963025924</text:p>
          </table:table-cell>
          <table:table-cell office:value-type="float" office:value="0.908521036974076" calcext:value-type="float">
            <text:p>0,908521036974076</text:p>
          </table:table-cell>
          <table:table-cell office:value-type="float" office:value="0.997920932658502" calcext:value-type="float">
            <text:p>0,997920932658502</text:p>
          </table:table-cell>
          <table:table-cell office:value-type="float" office:value="0.0914789630259244" calcext:value-type="float">
            <text:p>0,091478963025924</text:p>
          </table:table-cell>
          <table:table-cell office:value-type="float" office:value="0.995934268309959" calcext:value-type="float">
            <text:p>0,995934268309959</text:p>
          </table:table-cell>
          <table:table-cell office:value-type="float" office:value="0.908521036974076" calcext:value-type="float">
            <text:p>0,908521036974076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08:55:36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2-01-17T09:08:04.086000000</dc:date>
    <meta:editing-duration>PT12M27S</meta:editing-duration>
    <meta:editing-cycles>1</meta:editing-cycles>
    <meta:document-statistic meta:table-count="1" meta:cell-count="144" meta:object-count="0"/>
  </office:meta>
</office:document-meta>
</file>